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23mm"/>
    </style:style>
    <style:style style:name="co6" style:family="table-column">
      <style:table-column-properties fo:break-before="auto" style:column-width="78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46ff33"/>
    </style:style>
    <style:style style:name="ce5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mm"/>
    </style:style>
    <style:style style:name="ce14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no-wrap" style:vertical-align="top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no-wrap" style:vertical-align="top"/>
    </style:style>
    <style:style style:name="ce17" style:family="table-cell" style:parent-style-name="Default">
      <style:table-cell-properties fo:background-color="transparent" fo:wrap-option="no-wrap" style:vertical-align="top"/>
    </style:style>
    <style:style style:name="ce18" style:family="table-cell" style:parent-style-name="Default">
      <style:table-cell-properties fo:background-color="#b4c7dc"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ff0000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4"/>
        <table:table-column table:style-name="co3" table:default-cell-style-name="ce5"/>
        <table:table-column table:style-name="co3" table:default-cell-style-name="ce4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4" table:default-cell-style-name="ce16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ule</text:p>
          </table:table-cell>
          <table:table-cell table:style-name="ce1" office:value-type="string" calcext:value-type="string" table:number-columns-spanned="1" table:number-rows-spanned="2">
            <text:p>Token</text:p>
          </table:table-cell>
          <table:table-cell table:style-name="ce2" office:value-type="string" calcext:value-type="string" table:number-columns-spanned="5" table:number-rows-spanned="1">
            <text:p>Error Ocurrency</text:p>
          </table:table-cell>
          <table:covered-table-cell table:number-columns-repeated="4" table:style-name="ce2"/>
          <table:table-cell table:style-name="ce1" office:value-type="string" calcext:value-type="string" table:number-columns-spanned="1" table:number-rows-spanned="2">
            <text:p>Failed Test Case</text:p>
          </table:table-cell>
          <table:table-cell table:style-name="ce13" office:value-type="string" calcext:value-type="string" table:number-columns-spanned="1" table:number-rows-spanned="2">
            <text:p>Error Explanation</text:p>
          </table:table-cell>
          <table:table-cell table:style-name="ce13" office:value-type="string" calcext:value-type="string" table:number-columns-spanned="1" table:number-rows-spanned="2">
            <text:p>Reason Why Not Banned</text:p>
          </table:table-cell>
          <table:table-cell table:style-name="ce13" office:value-type="string" calcext:value-type="string" table:number-columns-spanned="1" table:number-rows-spanned="2">
            <text:p>Possible Solu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covered-table-cell table:number-columns-repeated="2" table:style-name="ce1"/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Alt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AltSeq</text:p>
          </table:table-cell>
          <table:table-cell table:style-name="ce3" office:value-type="string" calcext:value-type="string">
            <text:p>DeepBan</text:p>
          </table:table-cell>
          <table:covered-table-cell/>
          <table:covered-table-cell table:style-name="ce14"/>
          <table:covered-table-cell table:number-columns-repeated="2" table:style-name="ce18"/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arrayType</text:p>
          </table:table-cell>
          <table:table-cell office:value-type="string" calcext:value-type="string">
            <text:p>(second) dim+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uno.java</text:p>
          </table:table-cell>
          <table:table-cell table:style-name="ce15" office:value-type="string" calcext:value-type="string">
            <text:p>Identifier is in the intersection of arrayType and qualIndent FIRST sets. Bescause arrayType is in primary FIRST set and there is a choice between primary and qualIndent in leftHandSide rule, dim+ can’t be annotated.</text:p>
          </table:table-cell>
          <table:table-cell office:value-type="string" calcext:value-type="string">
            <text:p><text:span text:style-name="T2">Alt:</text:span> Alt algorithm never ban right side of a concatenation in which first don’t match with empty;</text:p>
            <text:p><text:span text:style-name="T2">Alt2 &amp; AltSeq: </text:span>classType of referenceType rule is banned with the {Identifer} conflict set. Then classType of arrayType isn’t banned because the conflict set is the same.</text:p>
            <text:p><text:span text:style-name="T3">General: </text:span><text:span text:style-name="T4">concatenation testing should test whether notll1 and first(p.p1) are not disjoint, instead notll1 is subsset of first(p.p1).</text:span></text:p>
            <text:p><text:span text:style-name="T4"/></text:p>
            <text:p><text:span text:style-name="T4">OBS: Using General, the 3 algorithms doesn’t fail.</text:span></text:p>
          </table:table-cell>
          <table:table-cell office:value-type="string" calcext:value-type="string">
            <text:p><text:span text:style-name="T2">Alt2 &amp; AltSeq:</text:span> Make visited set unique to each rule occurrence.</text:p>
            <text:p><text:span text:style-name="T3">General: </text:span><text:span text:style-name="T4">change concatenation test.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imExpr</text:p>
          </table:table-cell>
          <table:table-cell office:value-type="string" calcext:value-type="string">
            <text:p>expression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Average.java</text:p>
          </table:table-cell>
          <table:table-cell office:value-type="string" calcext:value-type="string">
            <text:p>arrayCreator has a non-LL(1) choice which branches to dimExpr and dim rules. Because ‘[‘ is in intersection of dim and dimExpr FIRST sets and expression is the token immediately after ‘[‘, expression can’t be annotated.</text:p>
          </table:table-cell>
          <table:table-cell office:value-type="string" calcext:value-type="string">
            <text:p><text:span text:style-name="T2">Alt:</text:span> algorithm ban type and don’t ban dimExpr+, because type don’t matches empty.</text:p>
          </table:table-cell>
          <table:table-cell office:value-type="string" calcext:value-type="string">
            <text:p>Use approach in which ban right side of a concatenation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plicitConstructorInvocation</text:p>
          </table:table-cell>
          <table:table-cell office:value-type="string" calcext:value-type="string">
            <text:p>'.’ (near qualIdent)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lha.java</text:p>
          </table:table-cell>
          <table:table-cell table:style-name="ce17" office:value-type="string" calcext:value-type="string">
            <text:p>explicitConstructorInvocation and assignment FIRST sets have an intersection. Because assignment can be derivated from blockStatements, and blockStatements is in FOLLOW set of a repetition having explicitConstructorInvocation in its FIRST set in rule constructorBody, the last '.' from explicitConstructorInvocation can't be annotated.</text:p>
          </table:table-cell>
          <table:table-cell office:value-type="string" calcext:value-type="string">
            <text:p>Possibly solved</text:p>
          </table:table-cell>
          <table:table-cell office:value-type="string" calcext:value-type="string">
            <text:p>Using General approach in Solution 1, solve this problem to Alt, Alt2 and AltSeq algorithms.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elementValuePair</text:p>
          </table:table-cell>
          <table:table-cell office:value-type="string" calcext:value-type="string">
            <text:p>'=’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Tests.java</text:p>
          </table:table-cell>
          <table:table-cell office:value-type="string" calcext:value-type="string">
            <text:p>normalAnnotation and singleElementAnnotation rules participate of a choice in annotation rule, have the “qualIndent ‘(‘ ” prefix and differ from elementValuePairList and elementValue. Because Identifier is in intersection of elementValue and elementValuePair FIRST sets, ‘=’ token can’t be annotated. (This is a LL(4) choice)</text:p>
          </table:table-cell>
          <table:table-cell office:value-type="string" calcext:value-type="string">
            <text:p><text:span text:style-name="T2">Alt:</text:span> algorithm ban qualIndent and don’t ban elementValuePairList (where elementValuePair is in). This is a LL(3) choice.</text:p>
            <text:p><text:span text:style-name="T2">Hard: </text:span><text:span text:style-name="T5">algorithm don’t ban in deep levels of rules.</text:span></text:p>
          </table:table-cell>
          <table:table-cell office:value-type="string" calcext:value-type="string">
            <text:p>Use approach in which ban right side of a concatenation through deep levels.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formalParameter</text:p>
          </table:table-cell>
          <table:table-cell office:value-type="string" calcext:value-type="string">
            <text:p>'…’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OAtividade.java</text:p>
          </table:table-cell>
          <table:table-cell office:value-type="string" calcext:value-type="string">
            <text:p>'...' (from formalParameter which can be derivated from lambdaParamaters) follows the conflict between castExpression and lambdaParameters from expression rule choice, "'(' Identifier". Therefore, it can't be annotated.</text:p>
          </table:table-cell>
          <table:table-cell office:value-type="string" calcext:value-type="string">
            <text:p><text:span text:style-name="T3">Alt &amp; Alt2 &amp; AltSeq:</text:span><text:span text:style-name="T6"> algorithms can’t ban through formalParameterList because ‘(‘ is the first token of a concatenation, “ '(' formalParameterList? ')' ”, and it is lexical, then they stop banning at this point.</text:span></text:p>
            <text:p><text:span text:style-name="T2">Hard: </text:span><text:span text:style-name="T5">Hard algorithm ban this rule correctly because there is another conflict in formalParameter rule choice and it ban all the choice.</text:span>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ambdaParameters</text:p>
          </table:table-cell>
          <table:table-cell office:value-type="string" calcext:value-type="string">
            <text:p>')’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rtMain.java</text:p>
          </table:table-cell>
          <table:table-cell table:style-name="ce17" office:value-type="string" calcext:value-type="string">
            <text:p>Because an expression can assume the “‘(‘ Identifier” prefix throught both lambdaParameters and parExpression, and ‘)’ token is immediately after this prefix, this choice is non-LL(1) and ‘)’ can’t be annotated.</text:p>
          </table:table-cell>
          <table:table-cell office:value-type="string" calcext:value-type="string">
            <text:p>Possibly solved to Alt</text:p>
          </table:table-cell>
          <table:table-cell office:value-type="string" calcext:value-type="string">
            <text:p>Using General approach in Solution 1, solve this problem to Alt algorithm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ambdaParameters</text:p>
          </table:table-cell>
          <table:table-cell office:value-type="string" calcext:value-type="string">
            <text:p>inferredFormalParameterList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er.java</text:p>
          </table:table-cell>
          <table:table-cell office:value-type="string" calcext:value-type="string">
            <text:p>inferredFormalParameterList (derivated from lambdaParameters from lambdaExpretion) follows the conflict, '(', between lambdaExpression and assignmentExpression in expression rule. Therefore, it can't be annotated.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thodHeader</text:p>
          </table:table-cell>
          <table:table-cell office:value-type="string" calcext:value-type="string">
            <text:p>methodDeclarator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uno.java</text:p>
          </table:table-cell>
          <table:table-cell office:value-type="string" calcext:value-type="string">
            <text:p>methodHeader (from memberDeclaration derivated from classMemberDeclaration) follows the conflict between classMemberDeclaration and constructorDeclaration. Therefore, it can't be annotated.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nannClassType</text:p>
          </table:table-cell>
          <table:table-cell office:value-type="string" calcext:value-type="string">
            <text:p><text:span text:style-name="T1">(last) </text:span>Identifier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gumentsErr4.java</text:p>
          </table:table-cell>
          <table:table-cell office:value-type="string" calcext:value-type="string">
            <text:p>unnanClassType and qualIndent have an intersection, "Identifier ('.' Identifier)*". Because this rules is in FIRST sets of localVariableDeclarationStatement and statement respectively, and localVariableDeclarationStatement and statement participates of a choice in blockStatement rule, the second Identifier of unannClassType can't be annotated.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1"/>
          <table:table-cell table:style-name="Default" table:number-columns-repeated="4"/>
          <table:table-cell/>
          <table:table-cell table:style-name="Default"/>
          <table:table-cell table:style-name="Default" office:value-type="string" calcext:value-type="string">
            <text:p>Obs: Se first.inter(first.calck(g, p, {}), notll1) é vazio, sempre first.issubset(notll1, first.calck(g, p, {})) é verdade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3:48:40.461205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07:36.300606012</meta:creation-date>
    <dc:date>2019-05-05T19:11:19.383909184</dc:date>
    <meta:editing-duration>PT10H47M2S</meta:editing-duration>
    <meta:editing-cycles>12</meta:editing-cycles>
    <meta:generator>LibreOffice/6.1.4.2$Linux_X86_64 LibreOffice_project/9d0f32d1f0b509096fd65e0d4bec26ddd1938fd3</meta:generator>
    <meta:document-statistic meta:table-count="1" meta:cell-count="123" meta:object-count="0"/>
  </office:meta>
</office:document-meta>
</file>